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7"/>
    <style:style style:name="T1" style:family="text">
      <style:text-properties fo:font-style="italic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likace bude rozdelena na 3 hlavni moduly. </text:p>
      <text:p text:style-name="Standard"/>
      <text:p text:style-name="Standard">Typy plagiatorstvi</text:p>
      <text:list xml:id="list1329789064" text:style-name="L5">
        <text:list-item>
          <text:p text:style-name="P3">komentare tj. Odstraneni nebo jejich zmena</text:p>
        </text:list-item>
        <text:list-item>
          <text:p text:style-name="P3">identifikatory tj. Prejmenovani</text:p>
        </text:list-item>
        <text:list-item>
          <text:p text:style-name="P3">pozice promenne v kodu tj. Presunuti inicializace z prostredku funkce nahoru apod.</text:p>
        </text:list-item>
        <text:list-item>
          <text:p text:style-name="P3">Kombinace funkci tj. Vlozene procedury, predelani funkcionalniho kodu na objektovy</text:p>
        </text:list-item>
        <text:list-item>
          <text:p text:style-name="P3">program statements tj. Prehazeni if-else,</text:p>
        </text:list-item>
        <text:list-item>
          <text:p text:style-name="P3">control logic tj. Predelani for na while</text:p>
          <text:p text:style-name="P3"/>
        </text:list-item>
      </text:list>
      <text:p text:style-name="Standard"/>
      <text:p text:style-name="Standard">Postupy</text:p>
      <text:list xml:id="list502362546" text:style-name="L6">
        <text:list-item>
          <text:p text:style-name="P4">vždy predelat kod na tokeny</text:p>
        </text:list-item>
        <text:list-item>
          <text:p text:style-name="P4">odstranit komentare</text:p>
        </text:list-item>
        <text:list-item>
          <text:p text:style-name="P4">dale pak pracovat v modulech</text:p>
        </text:list-item>
      </text:list>
      <text:p text:style-name="Standard"/>
      <text:p text:style-name="Standard">1. modul – vyuzivani metrik kodu</text:p>
      <text:list xml:id="list926811624" text:style-name="L4">
        <text:list-header>
          <text:p text:style-name="P2">- oznacit za podezrele projetky s prilis malo funkcemi</text:p>
          <text:p text:style-name="P2">- kontrolovat počet metod/promennych ve tride a počet promennych v metodach/funkcich</text:p>
          <text:p text:style-name="P2">- vyuzit haelstedovy metriky, idealne tak, aby bylo mozne nastavit hloubku zkoumani, zda zkoumat cely program, pripadne jednotlive tridy, nasledne metody/funkce nebo dokonce i jednotlive cykly/vetveni (if-else)</text:p>
          <text:p text:style-name="P2"/>
        </text:list-header>
      </text:list>
      <text:p text:style-name="Standard">2. modul AST graf</text:p>
      <text:p text:style-name="Standard">3. modul winnowing</text:p>
      <text:p text:style-name="Standard">4. Bude muset byt nejaky hlavni ridici nastroj, který bude spoustet tyto moduly s patricnymi parametry, také při prvnim spusteni predela vsechny zadany projekty ze zdrojoveho kodu na posloupnost tokenu</text:p>
      <text:list xml:id="list1922126020" text:continue-numbering="true" text:style-name="L4">
        <text:list-header>
          <text:p text:style-name="P2"/>
        </text:list-header>
      </text:list>
      <text:p text:style-name="Standard"/>
      <text:p text:style-name="Standard">TODO:</text:p>
      <text:p text:style-name="Standard">modul 1</text:p>
      <text:list xml:id="list387522754" text:style-name="L7">
        <text:list-item>
          <text:p text:style-name="P5">skript na ziskani tokenu ze zdrojoveho textu do tokenu</text:p>
        </text:list-item>
        <text:list-item>
          <text:p text:style-name="P5">odstranit z tokenu komentare</text:p>
        </text:list-item>
        <text:list-item>
          <text:p text:style-name="P5">zkontrolovat počet funkci/metod/ trid</text:p>
        </text:list-item>
        <text:list-item>
          <text:p text:style-name="P5">zkontrolovat počet promennych ve tridach / metodach / funkcich</text:p>
        </text:list-item>
        <text:list-item>
          <text:p text:style-name="P5">napsat algoritmus na haelstedovu metriku s options na cely program, tridy, funkce/metody ?? pokud by se naslo něco podezreleho, tak projit i vetveni/cykly</text:p>
        </text:list-item>
      </text:list>
      <text:p text:style-name="Standard"/>
      <text:p text:style-name="Standard"/>
      <text:p text:style-name="Standard"/>
      <text:p text:style-name="Standard"/>
      <text:p text:style-name="Standard">Literatura:</text:p>
      <text:list xml:id="list1695758872" text:style-name="L3">
        <text:list-item>
          <text:p text:style-name="P1"><text:span text:style-name="T2">PHP: Hypertext Preprocessor, http://www.php.net, (c)2001-2014</text:span> (kecy o celem PHP)</text:p>
        </text:list-item>
        <text:list-item>
          <text:p text:style-name="P1"><text:span text:style-name="T2">Kačic, M.: </text:span><text:span text:style-name="T1">Aplikace pro odhalování plagiátů u rozsáhlých projektů</text:span><text:span text:style-name="T2"> [bakalářská práce]. FIT VUT v Brně, 2008. </text:span>( nejaka predchozi BP)</text:p>
        </text:list-item>
        <text:list-item>
          <text:p text:style-name="P1"><text:span text:style-name="T2">Šalplachta, P.: </text:span><text:span text:style-name="T1">Aplikace pro odhalování plagiátů</text:span><text:span text:style-name="T2"> [diplomová práce]. FIT VUT v Brně, 2009. </text:span>(další nejaka predchozi diplomka)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1:15:02</meta:creation-date>
    <meta:generator>LibreOffice/3.5$Linux_X86_64 LibreOffice_project/350m1$Build-2</meta:generator>
    <dc:date>2014-10-28T12:56:57</dc:date>
    <meta:editing-duration>PT26S</meta:editing-duration>
    <meta:editing-cycles>2</meta:editing-cycles>
    <meta:document-statistic meta:table-count="0" meta:image-count="0" meta:object-count="0" meta:page-count="2" meta:paragraph-count="30" meta:word-count="271" meta:character-count="1799" meta:non-whitespace-character-count="1574"/>
  </office:meta>
</office:document-meta>
</file>